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02e4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officeooo:rsid="000a14f6"/>
    </style:style>
    <style:style style:name="T39" style:family="text">
      <style:text-properties officeooo:rsid="005714b7"/>
    </style:style>
    <style:style style:name="T40" style:family="text">
      <style:text-properties officeooo:rsid="00880dbe"/>
    </style:style>
    <style:style style:name="T41" style:family="text">
      <style:text-properties officeooo:rsid="007c6d62"/>
    </style:style>
    <style:style style:name="T42" style:family="text">
      <style:text-properties officeooo:rsid="01e21ff5"/>
    </style:style>
    <style:style style:name="T43" style:family="text">
      <style:text-properties officeooo:rsid="0233449b"/>
    </style:style>
    <style:style style:name="T44" style:family="text">
      <style:text-properties officeooo:rsid="02317916"/>
    </style:style>
    <style:style style:name="T45" style:family="text">
      <style:text-properties officeooo:rsid="02867bcd"/>
    </style:style>
    <style:style style:name="T46" style:family="text">
      <style:text-properties officeooo:rsid="0063a409"/>
    </style:style>
    <style:style style:name="T47" style:family="text">
      <style:text-properties officeooo:rsid="034a2232"/>
    </style:style>
    <style:style style:name="T48" style:family="text">
      <style:text-properties officeooo:rsid="0387836c"/>
    </style:style>
    <style:style style:name="T49" style:family="text">
      <style:text-properties officeooo:rsid="03a5b103"/>
    </style:style>
    <style:style style:name="T50" style:family="text">
      <style:text-properties officeooo:rsid="03a5e499"/>
    </style:style>
    <style:style style:name="T51" style:family="text">
      <style:text-properties style:font-name="EB Garamond 12 All SC" fo:font-style="normal" officeooo:rsid="03ab3c01" style:font-style-asian="normal" style:font-style-complex="normal"/>
    </style:style>
    <style:style style:name="T52" style:family="text">
      <style:text-properties style:font-name="EB Garamond 12 All SC" fo:font-style="normal" officeooo:rsid="03ad0f49" style:font-style-asian="normal" style:font-style-complex="normal"/>
    </style:style>
    <style:style style:name="T53" style:family="text">
      <style:text-properties officeooo:rsid="03b4652d"/>
    </style:style>
    <style:style style:name="T54" style:family="text">
      <style:text-properties officeooo:rsid="03b75219"/>
    </style:style>
    <style:style style:name="T55" style:family="text">
      <style:text-properties officeooo:rsid="03b7a900"/>
    </style:style>
    <style:style style:name="T56" style:family="text">
      <style:text-properties officeooo:rsid="03bc49f5"/>
    </style:style>
    <style:style style:name="T57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3">Esser-</text:span>Skala, 201<text:span text:style-name="T45">8</text:span></text:p>
      <text:p text:style-name="P22"/>
      <text:p text:style-name="P22"/>
      <text:p text:style-name="P17">© 201<text:span text:style-name="T45">8</text:span> by Wolfgang <text:span text:style-name="T53">Esser-</text:span>Skala. This edition is licensed under the<text:span text:style-name="T47"><text:line-break/></text:span>Creative Commons Attribution<text:span text:style-name="T40">-NonCommercial-ShareAlike</text:span> 4.0 International License.<text:span text:style-name="T47"><text:line-break/></text:span>To view a copy of this license, visit http://creativecommons.org/licenses/by<text:span text:style-name="T41">-nc-sa</text:span>/4.0/.</text:p>
      <text:p text:style-name="P16"/>
      <text:p text:style-name="P18">Music engraving by LilyPond 2.18.0 (http://www.lilypond.org).<text:span text:style-name="T39"><text:line-break/>Front matter</text:span> typeset with EB Garamond (http://www.georgduffner.at/ebgaramond).</text:p>
      <text:p text:style-name="P22"/>
      <text:p text:style-name="P15">First <text:span text:style-name="T42">version</text:span>, <text:span text:style-name="T57">Octo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4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49">23,1</text:span>).</text:p>
      <text:p text:style-name="P3"/>
      <text:p text:style-name="P4">In general, this edition closely follows the <text:span text:style-name="T48">manuscript</text:span>. Any changes <text:span text:style-name="T38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51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52">s e q u e n t i a</text:span></text:p>
      <text:p text:style-name="P7"/>
      <text:p text:style-name="P30"><text:span text:style-name="T1">Bar<text:tab/>Staff<text:tab/>Note</text:span><text:span text:style-name="T12"><text:tab/></text:span><text:span text:style-name="T14"><text:line-break/></text:span><text:span text:style-name="T32">10<text:tab/>org<text:tab/>6th eighth in Ms: d16–Bes16</text:span><text:span text:style-name="T33"><text:line-break/>26</text:span><text:span text:style-name="T32"><text:tab/>org<text:tab/>6th eighth in Ms: </text:span><text:span text:style-name="T33">f</text:span><text:span text:style-name="T32">16–</text:span><text:span text:style-name="T33">d</text:span><text:span text:style-name="T32">16</text:span><text:span text:style-name="T34"><text:line-break/><text:line-break/>60<text:tab/>vla<text:tab/>bar in Ms: bes8–bes8–bes8–bes8–es′8–es′8</text:span><text:span text:style-name="T35"><text:line-break/>62<text:tab/>vla<text:tab/>bar in Ms: as8–as8</text:span><text:span text:style-name="T34">–es′8–es′8–es′8–es′8</text:span><text:span text:style-name="T35"><text:line-break/>64<text:tab/>vla<text:tab/>bar in Ms: </text:span><text:span text:style-name="T34">bes8–bes8–bes8–bes8–es′8–es′8</text:span><text:span text:style-name="T36"><text:line-break/>79<text:tab/>vla<text:tab/>bar in Ms: g′8–g′8–g′8–g′8–c′8–c′8</text:span><text:span text:style-name="T37"><text:line-break/>103</text:span><text:span text:style-name="T34"><text:tab/>vla<text:tab/>bar in Ms: bes8–bes8–bes8–bes8–es′8–es′8</text:span><text:span text:style-name="T35"><text:line-break/></text:span><text:span text:style-name="T37">105</text:span><text:span text:style-name="T35"><text:tab/>vla<text:tab/>bar in Ms: as8–as8</text:span><text:span text:style-name="T34">–es′8–es′8–es′8–es′8</text:span><text:span text:style-name="T35"><text:line-break/></text:span><text:span text:style-name="T37">107</text:span><text:span text:style-name="T35"><text:tab/>vla<text:tab/>bar in Ms: </text:span><text:span text:style-name="T34">bes8–bes8–bes8–bes8–es′8–es′8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44">wolfgang</text:span> (at) <text:span text:style-name="T43">esser-skala</text:span>.at<text:span text:style-name="T44"> or create an issue or pull request on the edition’s GitHub page (https://github.com/skafdasschaf/ galuppi-requiem-BurG-I-52a)</text:span>. Your help will be greatly appreciated.</text:p>
      <text:p text:style-name="P13"/>
      <text:p text:style-name="P13"><text:soft-page-break/></text:p>
      <text:p text:style-name="P13"><text:span text:style-name="T7">Salzburg, </text:span><text:span text:style-name="T18">October</text:span><text:span text:style-name="T7"> 201</text:span><text:span text:style-name="T8">8</text:span><text:line-break/>Wolfgang <text:span text:style-name="T53">Esser-</text:span>Skala</text:p>
      <text:p text:style-name="P28"/>
      <text:p text:style-name="P26"><text:span text:style-name="T47"><text:line-break/></text:span>C O N T E N T S</text:p>
      <text:p text:style-name="P20"/>
      <text:p text:style-name="P19"/>
      <text:p text:style-name="P14">Introitus</text:p>
      <text:p text:style-name="P21"><text:tab/>1<text:span text:style-name="T50">.1</text:span><text:tab/><text:span text:style-name="T54">Requiem</text:span><text:tab/><text:span text:style-name="T56">2<text:line-break/><text:line-break/></text:span><text:span text:style-name="T3">Kyrie</text:span><text:span text:style-name="T54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55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07T21:43:28.389055066</dc:date>
    <dc:creator>Wolfgang Skala</dc:creator>
    <meta:editing-duration>P10DT8H13M49S</meta:editing-duration>
    <meta:editing-cycles>895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565" meta:character-count="3142" meta:non-whitespace-character-count="2583"/>
  </office:meta>
</office:document-meta>
</file>